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style:text-line-through-style="none" style:text-line-through-type="none"/>
    </style:style>
    <style:style style:name="P10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11" style:family="paragraph" style:parent-style-name="Preformatted_20_Text">
      <style:text-properties style:text-line-through-style="none" style:text-line-through-type="none" officeooo:paragraph-rsid="0015c8d2"/>
    </style:style>
    <style:style style:name="P12" style:family="paragraph" style:parent-style-name="Standard">
      <style:text-properties style:text-line-through-style="none" style:text-line-through-type="none" officeooo:rsid="001f461d" officeooo:paragraph-rsid="0015c8d2"/>
    </style:style>
    <style:style style:name="P1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4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9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23" style:family="paragraph" style:parent-style-name="Preformatted_20_Text">
      <style:text-properties style:text-line-through-style="none" style:text-line-through-type="none" fo:font-weight="normal" officeooo:rsid="0020a221" officeooo:paragraph-rsid="0020a221" style:font-weight-asian="normal" style:font-weight-complex="normal"/>
    </style:style>
    <style:style style:name="P24" style:family="paragraph" style:parent-style-name="Preformatted_20_Text">
      <style:text-properties style:text-line-through-style="none" style:text-line-through-type="none" fo:font-weight="normal" officeooo:rsid="00280025" officeooo:paragraph-rsid="00280025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1c68c7"/>
    </style:style>
    <style:style style:name="T6" style:family="text">
      <style:text-properties officeooo:rsid="0020a221"/>
    </style:style>
    <style:style style:name="T7" style:family="text">
      <style:text-properties officeooo:rsid="0026678c"/>
    </style:style>
    <style:style style:name="T8" style:family="text">
      <style:text-properties officeooo:rsid="00280025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20a2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9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9"/>
      <text:p text:style-name="P13">- part <text:span text:style-name="T1">3</text:span>: make the evaluated calculation an array, in which each item is calculated by its relative position to an operator<text:span text:style-name="T2">.</text:span></text:p>
      <text:p text:style-name="P14"/>
      <text:p text:style-name="P4">make a variable called "userInput"</text:p>
      <text:p text:style-name="P15"/>
      <text:p text:style-name="P5">let the top display be user input</text:p>
      <text:p text:style-name="P15"/>
      <text:p text:style-name="P6">when a number is pressed, make that value concatenate to userInput</text:p>
      <text:p text:style-name="P4"/>
      <text:p text:style-name="P4"><text:span text:style-name="T3">when an operator is pressed, </text:span><text:span text:style-name="T4">concatenate it to userInput, and </text:span><text:span text:style-name="T3">it will add a " " on both sides.</text:span></text:p>
      <text:p text:style-name="P8">add this to the specific operators, so there can also operators which will not add this in the future</text:p>
      <text:p text:style-name="P4"/>
      <text:p text:style-name="P7">make the clear and clearall functions work on the new userInput variable</text:p>
      <text:p text:style-name="P4"/>
      <text:p text:style-name="P20">make a variable called userInputArr, that splits it on " ".</text:p>
      <text:p text:style-name="P16"/>
      <text:p text:style-name="P22">First I remove all spaces from the string</text:p>
      <text:p text:style-name="P22">then,</text:p>
      <text:p text:style-name="P22">for each element in the string, I want to check first if it can be a number<text:span text:style-name="T8"> or a "."</text:span>.</text:p>
      <text:p text:style-name="P21">if not, I want to check if it is an existing operator. <text:span text:style-name="T9">If that is the case I will shift everything before that and add it to "userInputArray"</text:span><text:span text:style-name="T10">,</text:span></text:p>
      <text:p text:style-name="P23">and then take the current value, and shift that as a next array item.</text:p>
      <text:p text:style-name="P23"/>
      <text:p text:style-name="P24">make a function that loops through every symbol in the string</text:p>
      <text:p text:style-name="P16"/>
      <text:p text:style-name="P14">for each item in the array, check it for operators<text:span text:style-name="T3">, and save the </text:span><text:span text:style-name="T5">number of the </text:span><text:span text:style-name="T3">array index of that operator</text:span></text:p>
      <text:p text:style-name="P14"/>
      <text:p text:style-name="P17">make a function called "orderCalculation"</text:p>
      <text:p text:style-name="P17">that runs through the operators in the right order, and gives the number of the arrayIndex of that operator as an argument.</text:p>
      <text:p text:style-name="P14"/>
      <text:p text:style-name="P14">when the operator is found, run the value in front and behind through the calculation (check if it is a number)</text:p>
      <text:p text:style-name="P14"/>
      <text:p text:style-name="P18">run the result again through the arrayCalculation, and once it has become 1 value, let ans be the result</text:p>
      <text:p text:style-name="P18"/>
      <text:p text:style-name="P18"/>
      <text:p text:style-name="P19">for every - operator, check if before that, there is a operator.</text:p>
      <text:p text:style-name="P19">check after it if there is a number. If that is the case, go to the next valu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22:07:12.839073250</dc:date>
    <meta:editing-duration>PT2H34M3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5" meta:paragraph-count="88" meta:word-count="797" meta:character-count="4338" meta:non-whitespace-character-count="3588"/>
  </office:meta>
</office:document-meta>
</file>